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>
      <style:text-properties fo:color="#000000" style:font-name="Georgia" fo:font-size="10.5pt" style:font-size-asian="10.5pt" style:font-size-complex="10.5pt"/>
    </style:style>
    <style:style style:name="P4" style:family="paragraph" style:parent-style-name="Title" style:master-page-name="Standard">
      <style:paragraph-properties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0.5pt" style:font-size-asian="10.5pt" style:font-size-complex="10.5pt"/>
    </style:style>
    <style:style style:name="T3" style:family="text">
      <style:text-properties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4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5" style:family="text">
      <style:text-properties fo:color="#bf303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6" style:family="text">
      <style:text-properties fo:color="#bf303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7" style:family="text">
      <style:text-properties fo:color="#bf303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8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9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apons of Mass Construction</text:p>
      <text:p text:style-name="P2"/>
      <text:p text:style-name="P1"><text:span text:style-name="T1">Read:</text:span> II Corinthians 10:1-6</text:p>
      <text:p text:style-name="P1"><text:s/></text:p>
      <text:p text:style-name="P1"><text:span text:style-name="T1">Text:</text:span> II Corinthians 10:4 “(For the weapons of our warfare are not carnal, but mighty through God to the pulling down of strong holds;)”</text:p>
      <text:p text:style-name="P1"/>
      <text:p text:style-name="P1"><text:span text:style-name="T1">Introduction:</text:span> I want to talk today about how we can defeat satan at his game. <text:s/>Has any one see the fight between Andre the Giant and Muham-med Ali? <text:s/>Ali challenged Andre to a fight. <text:s/>He was going to demonstrate that professional wrestling was fake. <text:s/>It turned out differently than the way that Ali thought it would. <text:s/>Andre the giant picked Ali up, spun him around and tossed him to the mat. <text:s/>It took less than a minute. <text:s/>Why was Andre successful? <text:s/>Because each fighter was fighting by the rules of his own sport. <text:s/>If Andre had to fight by boxing rules he would have lost. <text:s/>We are in a fight with satan and his world. <text:s/>We lose when we fight by the <text:s/>methods and rules that the world lives by. <text:s/>When we fight by heaven’s rules we can win. </text:p>
      <text:p text:style-name="P1"><text:s text:c="2"/>Our weapons are different than those that satan employs.</text:p>
      <text:p text:style-name="P1"/>
      <text:p text:style-name="P1"><text:span text:style-name="T1">I. <text:s/>Our weapons are not Destructive but Constructive:</text:span> the weapons that Christians employ are not designed to destroy but to build up. <text:s/>When the world throws a punch the Church gives a hug. <text:s/>Let me illustrate. <text:s/>What would be the normal response to being sworn at? <text:s/>Swear back or report the offender. <text:s/>Ball up your fist and pop them one or demand an apology and respect.</text:p>
      <text:p text:style-name="P1"><text:s text:c="2"/>The Christ like response might be to weep as Christ did over Jerusalem. Perhaps we could ask forgiveness for whatever we did to cause them such anger. <text:s/>Jesus teaches us to respond to a good right punch with a turn of the other cheek. <text:s/>That’s an alien thought for most Christians. </text:p>
      <text:p text:style-name="P1"><text:s text:c="2"/>In our reading today we read that Paul approached the Corinthian church with meekness and gentleness. <text:s/>They had really let him and God down but he did not respond with anger, crying, or complaining. <text:s/>He came with his proverbial hat in his hand.</text:p>
      <text:p text:style-name="P1"/>
      <text:p text:style-name="P1"><text:span text:style-name="T1">II. Our weapons don’t kill; they give life:</text:span> John 10:10 "The thief cometh not, but for to steal, and to kill, and to destroy: I am come that they might have life…" <text:s/>The one who wants to emulate Christ is one that lifts up the fallen rather than trampling over him. <text:s/>On satan’s side one who falls is kicked and trampled but to the Christian; the fallen are given a hand up. <text:s/>Let me illustrate: have you ever heard of Ted Bundy? <text:s/>Here is a man whose life was controlled by narcissism and lust. He became a murderer. <text:s/>His body count remains incomplete however he was caught and convicted for several of those murders. <text:s/>While in Prison he was visited by two volunteers who led him to Christ (a couple of months before he was scheduled for execution). <text:s/>Immediately he began coopera-ting with authorities to clear up some unsolved murders that he was responsible for. <text:s/>He asked for a delay in his execution date so that he could continue to provide information on over a dozen more cases but the judge thought that he was manipulating the system and carried through with the execution. <text:s/>When asked by James Dobson about why he was trying to delay his execution he said: “If I had a missing family member and someone could tell me what happened to her; I would want to know. I want to bring closure to those I’ve hurt.”</text:p>
      <text:p text:style-name="P1"/>
      <text:p text:style-name="P1"><text:span text:style-name="T1">III. Our main weapon is Love rather than Hate.</text:span> <text:s/>Jesus displayed this weapon time after time. <text:s/>He healed both Jew &amp; gentile. <text:s/>He reached out to dishonest Jews like Zaccheaus. <text:s/>When Peter cut off the ear of one in the mob who came to arrest Jesus; He healed him. <text:s/>He loved those whom society rejected. </text:p>
      <text:p text:style-name="P1"><text:s text:c="2"/>I remember talking to a muslim about jihad. <text:s/>He told me that Allah demands that those who don’t follow Islam are killed. <text:s/>I told him about Jesus and how that Christians are commanded to love even our enemies. He walked away saying: “I’ve never heard of that before.”</text:p>
      <text:p text:style-name="P1"><text:s text:c="2"/>America is a nation built on Christian principals. <text:s/>A part of that heritage has influenced many of our laws. <text:s/>In war, our medical personnel are required to treat all wounded, even the enemy. <text:s/>Without Christian influence we could become like most of our enemies who shoot wounded enemies.</text:p>
      <text:p text:style-name="P1"/>
      <text:p text:style-name="P1"><text:span text:style-name="T1">Conclude:</text:span> We might drive by the home of one who is not a believer and see material possessions that we covet but how is one rewarded who follows satan closely? <text:s/>He/she is given addictions that lead to death. Many of the sins that they live in have deadly consequences. <text:s/>After years of faithful service (to the devil) the lost can expect a miserable life in the end. <text:s/>Satan doesn’t call them up and say: “Thanks for all your help; here is a million dollars, retire in peace.” <text:s/>Here is reality from satan’s standpoint: “Hey you’ve been a great asset to the kingdom of darkness. <text:s/>Here is your reward: you get a liver problem from all the drinking, some death causing cancer from the smoking, no real friends from the selfish living, and hey; I’ll see you in hell soon.”</text:p>
      <text:p text:style-name="Standard"><text:span text:style-name="T2"><text:s text:c="2"/>After trusting in Christ alone as savior and faithful adherence to the tenants of scripture you and I can expect to hear: “</text:span><text:span text:style-name="T9">Well done, good and faithful servant...enter thou into the joy of thy lord.” (Matthew 25:23)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eapons of Mass Construction</dc:title>
    <meta:initial-creator>Joel Tice</meta:initial-creator>
    <meta:creation-date>2008-10-18T22:42:00</meta:creation-date>
    <dc:creator>j </dc:creator>
    <dc:date>2021-05-01T15:53:25.83</dc:date>
    <meta:editing-cycles>8</meta:editing-cycles>
    <meta:editing-duration>PT11H43M30S</meta:editing-duration>
    <meta:generator>OpenOffice/4.1.3$Win32 OpenOffice.org_project/413m1$Build-9783</meta:generator>
    <meta:document-statistic meta:table-count="0" meta:image-count="0" meta:object-count="0" meta:page-count="1" meta:paragraph-count="15" meta:word-count="907" meta:character-count="5033"/>
  </office:meta>
</office:document-meta>
</file>